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style:text-properties style:font-name="Times New Roman" officeooo:paragraph-rsid="0013d784"/>
    </style:style>
    <style:style style:name="P3" style:family="paragraph" style:parent-style-name="Standard">
      <style:paragraph-properties fo:line-height="200%"/>
      <style:text-properties style:font-name="Times New Roman" officeooo:paragraph-rsid="0030d387"/>
    </style:style>
    <style:style style:name="P4" style:family="paragraph" style:parent-style-name="Standard">
      <style:paragraph-properties fo:line-height="200%"/>
      <style:text-properties style:font-name="Times New Roman" officeooo:paragraph-rsid="0033e72e"/>
    </style:style>
    <style:style style:name="P5" style:family="paragraph" style:parent-style-name="Standard">
      <style:paragraph-properties fo:line-height="200%"/>
      <style:text-properties style:font-name="Times New Roman" officeooo:paragraph-rsid="00414622"/>
    </style:style>
    <style:style style:name="P6" style:family="paragraph" style:parent-style-name="Standard">
      <style:paragraph-properties fo:line-height="200%"/>
      <style:text-properties style:font-name="Times New Roman" officeooo:paragraph-rsid="00455871"/>
    </style:style>
    <style:style style:name="P7" style:family="paragraph" style:parent-style-name="Standard">
      <style:paragraph-properties fo:line-height="200%"/>
      <style:text-properties style:font-name="Times New Roman" fo:font-weight="bold" officeooo:rsid="0025463c" officeooo:paragraph-rsid="0025463c" style:font-weight-asian="bold" style:font-weight-complex="bold"/>
    </style:style>
    <style:style style:name="P8" style:family="paragraph" style:parent-style-name="Standard">
      <style:paragraph-properties fo:line-height="200%" fo:text-align="center" style:justify-single-word="false"/>
      <style:text-properties style:font-name="Times New Roman" fo:font-weight="bold" officeooo:rsid="0025c788" officeooo:paragraph-rsid="0025c788" style:font-weight-asian="bold" style:font-weight-complex="bold"/>
    </style:style>
    <style:style style:name="P9" style:family="paragraph" style:parent-style-name="Standard">
      <style:paragraph-properties fo:line-height="200%"/>
      <style:text-properties style:font-name="Times New Roman" fo:background-color="#ffff00"/>
    </style:style>
    <style:style style:name="P10" style:family="paragraph" style:parent-style-name="Standard">
      <style:paragraph-properties fo:line-height="200%"/>
      <style:text-properties style:font-name="Times New Roman" officeooo:rsid="003be36a"/>
    </style:style>
    <style:style style:name="P11" style:family="paragraph" style:parent-style-name="Standard">
      <style:paragraph-properties fo:line-height="200%"/>
    </style:style>
    <style:style style:name="P12" style:family="paragraph" style:parent-style-name="Standard">
      <style:paragraph-properties fo:margin-left="0in" fo:margin-right="0in" fo:line-height="200%" fo:text-indent="0in" style:auto-text-indent="false"/>
      <style:text-properties style:font-name="Times New Roman"/>
    </style:style>
    <style:style style:name="P13" style:family="paragraph" style:parent-style-name="Standard">
      <style:paragraph-properties fo:line-height="200%" fo:background-color="#ffff00">
        <style:background-image/>
      </style:paragraph-properties>
      <style:text-properties style:font-name="Times New Roman"/>
    </style:style>
    <style:style style:name="P14" style:family="paragraph" style:parent-style-name="Standard" style:list-style-name="L1">
      <style:paragraph-properties fo:line-height="200%"/>
      <style:text-properties style:font-name="Times New Roman"/>
    </style:style>
    <style:style style:name="P15" style:family="paragraph" style:parent-style-name="Standard">
      <style:paragraph-properties fo:line-height="200%"/>
      <style:text-properties style:font-name="Times New Roman" officeooo:paragraph-rsid="0049172e"/>
    </style:style>
    <style:style style:name="P16" style:family="paragraph" style:parent-style-name="Standard">
      <style:paragraph-properties fo:line-height="200%"/>
      <style:text-properties style:font-name="Times New Roman" officeooo:rsid="00414622" officeooo:paragraph-rsid="00414622"/>
    </style:style>
    <style:style style:name="P17" style:family="paragraph" style:parent-style-name="Standard" style:list-style-name="L2">
      <style:paragraph-properties fo:margin-left="0in" fo:margin-right="0in" fo:line-height="200%" fo:text-indent="0in" style:auto-text-indent="false"/>
      <style:text-properties style:font-name="Times New Roman"/>
    </style:style>
    <style:style style:name="P18" style:family="paragraph" style:parent-style-name="Standard" style:list-style-name="L3">
      <style:paragraph-properties fo:margin-left="0in" fo:margin-right="0in" fo:line-height="200%" fo:text-indent="0in" style:auto-text-indent="false"/>
      <style:text-properties style:font-name="Times New Roman"/>
    </style:style>
    <style:style style:name="P19" style:family="paragraph" style:parent-style-name="Standard" style:list-style-name="L4">
      <style:paragraph-properties fo:margin-left="0in" fo:margin-right="0in" fo:line-height="200%" fo:text-indent="0in" style:auto-text-indent="false"/>
      <style:text-properties style:font-name="Times New Roman"/>
    </style:style>
    <style:style style:name="P20" style:family="paragraph" style:parent-style-name="Standard" style:list-style-name="L3">
      <style:paragraph-properties fo:margin-left="0in" fo:margin-right="0in" fo:line-height="200%" fo:text-indent="0in" style:auto-text-indent="false"/>
      <style:text-properties style:font-name="Times New Roman" fo:background-color="#ffff00"/>
    </style:style>
    <style:style style:name="P21" style:family="paragraph" style:parent-style-name="Standard" style:list-style-name="L4">
      <style:paragraph-properties fo:margin-left="0in" fo:margin-right="0in" fo:line-height="200%" fo:text-indent="0in" style:auto-text-indent="false"/>
    </style:style>
    <style:style style:name="T1" style:family="text">
      <style:text-properties style:font-name="Times New Roman"/>
    </style:style>
    <style:style style:name="T2" style:family="text">
      <style:text-properties style:font-name="Times New Roman" officeooo:rsid="00186b41"/>
    </style:style>
    <style:style style:name="T3" style:family="text">
      <style:text-properties fo:background-color="#ffff00"/>
    </style:style>
    <style:style style:name="T4" style:family="text">
      <style:text-properties fo:background-color="transparent"/>
    </style:style>
    <style:style style:name="T5" style:family="text">
      <style:text-properties officeooo:rsid="00281a1d" fo:background-color="transparent"/>
    </style:style>
    <style:style style:name="T6" style:family="text">
      <style:text-properties officeooo:rsid="0030d387" fo:background-color="transparent"/>
    </style:style>
    <style:style style:name="T7" style:family="text">
      <style:text-properties officeooo:rsid="0013d784"/>
    </style:style>
    <style:style style:name="T8" style:family="text">
      <style:text-properties officeooo:rsid="0014f085"/>
    </style:style>
    <style:style style:name="T9" style:family="text">
      <style:text-properties officeooo:rsid="001787ac"/>
    </style:style>
    <style:style style:name="T10" style:family="text">
      <style:text-properties officeooo:rsid="001993cb"/>
    </style:style>
    <style:style style:name="T11" style:family="text">
      <style:text-properties officeooo:rsid="001cbdf6"/>
    </style:style>
    <style:style style:name="T12" style:family="text">
      <style:text-properties officeooo:rsid="001e4c4c"/>
    </style:style>
    <style:style style:name="T13" style:family="text">
      <style:text-properties officeooo:rsid="001e8ed9"/>
    </style:style>
    <style:style style:name="T14" style:family="text">
      <style:text-properties officeooo:rsid="00207c98"/>
    </style:style>
    <style:style style:name="T15" style:family="text">
      <style:text-properties officeooo:rsid="00225839"/>
    </style:style>
    <style:style style:name="T16" style:family="text">
      <style:text-properties officeooo:rsid="0022fba8"/>
    </style:style>
    <style:style style:name="T17" style:family="text">
      <style:text-properties officeooo:rsid="0025c788"/>
    </style:style>
    <style:style style:name="T18" style:family="text">
      <style:text-properties officeooo:rsid="00263431"/>
    </style:style>
    <style:style style:name="T19" style:family="text">
      <style:text-properties officeooo:rsid="00281a1d"/>
    </style:style>
    <style:style style:name="T20" style:family="text">
      <style:text-properties officeooo:rsid="0029614d"/>
    </style:style>
    <style:style style:name="T21" style:family="text">
      <style:text-properties officeooo:rsid="002b50a8"/>
    </style:style>
    <style:style style:name="T22" style:family="text">
      <style:text-properties officeooo:rsid="002bc96d"/>
    </style:style>
    <style:style style:name="T23" style:family="text">
      <style:text-properties officeooo:rsid="002c0811"/>
    </style:style>
    <style:style style:name="T24" style:family="text">
      <style:text-properties officeooo:rsid="002d56fb"/>
    </style:style>
    <style:style style:name="T25" style:family="text">
      <style:text-properties officeooo:rsid="002eec72"/>
    </style:style>
    <style:style style:name="T26" style:family="text">
      <style:text-properties officeooo:rsid="00304c66"/>
    </style:style>
    <style:style style:name="T27" style:family="text">
      <style:text-properties officeooo:rsid="0030a1e0"/>
    </style:style>
    <style:style style:name="T28" style:family="text">
      <style:text-properties officeooo:rsid="00321800"/>
    </style:style>
    <style:style style:name="T29" style:family="text">
      <style:text-properties officeooo:rsid="00321cd8"/>
    </style:style>
    <style:style style:name="T30" style:family="text">
      <style:text-properties officeooo:rsid="0032dd1e"/>
    </style:style>
    <style:style style:name="T31" style:family="text">
      <style:text-properties officeooo:rsid="0033e72e"/>
    </style:style>
    <style:style style:name="T32" style:family="text">
      <style:text-properties officeooo:rsid="0035a5d2"/>
    </style:style>
    <style:style style:name="T33" style:family="text">
      <style:text-properties officeooo:rsid="003627e8"/>
    </style:style>
    <style:style style:name="T34" style:family="text">
      <style:text-properties officeooo:rsid="0037a1f9"/>
    </style:style>
    <style:style style:name="T35" style:family="text">
      <style:text-properties officeooo:rsid="0038cd4c"/>
    </style:style>
    <style:style style:name="T36" style:family="text">
      <style:text-properties officeooo:rsid="00391417"/>
    </style:style>
    <style:style style:name="T37" style:family="text">
      <style:text-properties officeooo:rsid="003adfe5"/>
    </style:style>
    <style:style style:name="T38" style:family="text">
      <style:text-properties officeooo:rsid="003be36a"/>
    </style:style>
    <style:style style:name="T39" style:family="text">
      <style:text-properties officeooo:rsid="003c3db4"/>
    </style:style>
    <style:style style:name="T40" style:family="text">
      <style:text-properties officeooo:rsid="003d91cd"/>
    </style:style>
    <style:style style:name="T41" style:family="text">
      <style:text-properties officeooo:rsid="003e0da1"/>
    </style:style>
    <style:style style:name="T42" style:family="text">
      <style:text-properties officeooo:rsid="003f7fdb"/>
    </style:style>
    <style:style style:name="T43" style:family="text">
      <style:text-properties officeooo:rsid="00414622"/>
    </style:style>
    <style:style style:name="T44" style:family="text">
      <style:text-properties officeooo:rsid="0042b1aa"/>
    </style:style>
    <style:style style:name="T45" style:family="text">
      <style:text-properties officeooo:rsid="00444646"/>
    </style:style>
    <style:style style:name="T46" style:family="text">
      <style:text-properties officeooo:rsid="0049172e"/>
    </style:style>
    <style:style style:name="T47" style:family="text">
      <style:text-properties officeooo:rsid="0049be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 espada do rei</text:p>
      <text:p text:style-name="P8">1809 – Vale do Tua</text:p>
      <text:p text:style-name="P1">A noite, sorrateira e silenciosa, aproximava-se a passos largos do Vale do Tua. Muito ao de leve, a delicada paleta do ocaso ia conseguindo tingir de mil e uma cores o azul celestial do ameno dia de <text:span text:style-name="T36">verão</text:span>. Rui, Ana e Pedro regressavam a casa depois de mais uma tarde de brincadeira junto à pequena praia fluvial que o ligeiro recuo das águas havia formado a escassas três centenas de metros da sua aldeia. Rui, de 15 anos era o mais velho do grupo, <text:s/>Ana e Pedro, de 12 e 13 respectivamente, eram irmãos, e amigos de infância do primeiro. Conheciam-se praticamente à quase tanto tempo quanto as suas jovens memórias conseguiam recuar no passado. </text:p>
      <text:p text:style-name="P1"/>
      <text:p text:style-name="P12">- Epá! Estou cá com uma fome daquelas... - Disse Pedro, ao ouvir os queixumes do seu estômago vazio. Haviam trazido um bom farnel com eles, mas a boa verdade é que já haviam passado umas <text:s/>compridas duas ou três horas desde o último deleite com as ú<text:span text:style-name="T46">ltimas </text:span>sanduíches de presunto. O crescente sentimento de <text:span text:style-name="T3">larica</text:span> <text:s/>era geral entre o trio <text:span text:style-name="T7">que tirara a tarde para pescar </text:span><text:span text:style-name="T46">e brincar </text:span><text:span text:style-name="T7">no rio</text:span>. </text:p>
      <text:p text:style-name="P2">- Podes crer, estou desejosa de provar o cabrito assado que a mamã estava a preparar quando saímos. Cheirava tão bem! <text:s/>Exclamou Ana, <text:span text:style-name="T7">enquanto sentia um</text:span> amontoado de água a florescer-lhe na boca <text:span text:style-name="T46">ao r</text:span>ecorda<text:span text:style-name="T46">r</text:span> <text:span text:style-name="T7">na sua mente </text:span>a imagem que retivera<text:span text:style-name="T7"> </text:span>da ceia a ser temperada.</text:p>
      <text:p text:style-name="P2">- Pois olhem que eu estou pouco melhor, não vejo a hora de me sentar à mesa... - <text:span text:style-name="T7">Disse o mano, r</text:span>evir<text:span text:style-name="T7">ando</text:span> os olhos.</text:p>
      <text:p text:style-name="P15">- <text:span text:style-name="T7">Epá! </text:span>Vocês parem lá de falar de comida senão <text:span text:style-name="T7">ainda me </text:span>vou babar todo antes de chegar a casa. - <text:span text:style-name="T7">Comentou o desbocado do Rui, fazendo com que todos </text:span>em conjunto <text:span text:style-name="T7">se</text:span> ri<text:span text:style-name="T7">ssem</text:span> <text:span text:style-name="T7">com grande vontade</text:span>. O vislumbre das chaminés fumegantes ao fundo do pequeno outeiro polvilhado de choupos e azinhos encheu-lhes o olhar de brilho. Quase que <text:span text:style-name="T7">conseguiam </text:span>senti<text:span text:style-name="T7">r</text:span> os cheiros dos <text:span text:style-name="T7">suculentos </text:span>preparos <text:span text:style-name="T46">a rebolar </text:span><text:span text:style-name="T7">nos </text:span>tachos e panelas. <text:span text:style-name="T46">A </text:span>pensar em temperos e sabores avança<text:span text:style-name="T46">v</text:span>am pelo caminho, sentido<text:span text:style-name="T46">-se</text:span> cada vez mais perto de satisfazer as barrigas resmungonas <text:span text:style-name="T7">a </text:span>cada passo dado. Foi então que <text:span text:style-name="T46">a dada altura algo </text:span>prendeu a atenção de Rui:</text:p>
      <text:p text:style-name="P1"><text:soft-page-break/>- Parem! Escutem! - Ordenou, com <text:span text:style-name="T8">uma </text:span>rispidez <text:span text:style-name="T46">na voz </text:span><text:span text:style-name="T8">pouco frequente</text:span>.</text:p>
      <text:p text:style-name="P1">- O que foi? O que se passa? - Inquiriu Pedro, espantado pela súbita reacção do seu vizinho do lado. Rui apontou para uma das suas próprias orelhas <text:span text:style-name="T46">e pediu silêncio:</text:span> - Não façam barulho. Escutem só... Não ouvem? - Perguntou. Os olhos dos manos, franzidos n<text:span text:style-name="T46">a zona do</text:span> sobrolho, entreolharam-se por um curto instante. A primeira reacção não demorou muito a surgir.</text:p>
      <text:p text:style-name="P1">- Os pássaros! - Exclamou a miúda de cabelos loiros e encaracolados <text:span text:style-name="T46">que mais pareciam</text:span> pequenos novelos de lã amarelos. - Os pássaros estão a fugir das árvores. <text:span text:style-name="T8">Aos magotes! - </text:span>Concluiu. </text:p>
      <text:p text:style-name="P1">- Isso mesmo – Concordou Rui. Pedro acenou afirmativamente com a cabeça umas três ou quatro vezes. Também ele percebera <text:span text:style-name="T8">o acontecimento</text:span>. Os seus lábios preparavam-se para proferir alguma coisa quando uma ajuda visual confirmou a cena que todos escutavam, interrompendo-lhe os impulsos nervosos. Por cima das suas cabeças começaram a surgir, vindos de Sul, precisamente do lado onde ficava a aldeia, bandos mais ou menos desgarrados de todas as diferentes espécies de pássaros que nas árvores à beira do rio pernoitavam até que a luz clara do dia voltasse a raiar no horizonte. <text:span text:style-name="T17">Viajam debaixo um pôr do sol que se começava a acentuar. </text:span>Ele eram estorninhos, pardais, pombos, melros, guarda-rios, pintassilgos, e muitos outros, muitos mais do que aqueles cujos nomes eles se conseguiram lembrar. Que eram de todas as cores, tamanhos e feitios, quanto a isso não restava a menor dúvida, nem tampouco em relação ao facto de que todos eles pareciam fugir em desespero, afugentados e assustados por algo ou por alguém. Ali bem perto deles, algures escondido no meio dos troncos e folhagens ribeirinhas, apenas um cuco matreiro teimava em continuar a cantarolar a sua música, aparentemente alheio a todo o burburinho que se vivia em seu redor. Ou era valente e bravio ou simplesmente era surdo.<text:line-break/></text:p>
      <text:p text:style-name="P1">Ao barulho das aves em debandada juntou-se o som daquilo que parecia ser o trote de um cavalo, <text:span text:style-name="T47">o qual vinha </text:span>crescendo da mesma direcção. Um olhar mais atento vislumbrou uma pequena nuvem de poeira que subia decidida acima do carreiro de terra mal batida. Um cavaleiro aproximava-se a cavalgadas rápidas. Por um pequeno mas vivido momento sentiram um ligeiro formigueiro a <text:soft-page-break/>percorrer-lhes o corpo de lés a lés. <text:span text:style-name="T9">Uma sensação de medo e incerteza apoderou-se deles. </text:span>O homem de barba por fazer que montava o cavalo de pelagem branca parou a escassos metros do grupo.</text:p>
      <text:p text:style-name="P1"/>
      <text:p text:style-name="P11"><text:span text:style-name="T1">- Fujam! Fujam! - Gritou o desconhecido - Não devem ficar aqui, não é seguro!... vêm aí os os soldados franceses – Acrescentou, num ritmo que tinha tanto de cansado como de assustado, como os </text:span><text:span text:style-name="T2">próprios </text:span><text:span text:style-name="T1">pássaros. </text:span></text:p>
      <text:p text:style-name="P1">- Os franceses? Quem são os franceses? - Perguntou Ana, inocentemente. Dos três, apenas Rui sabia a resposta, mas mesmo ele não disse nada mais do que: </text:p>
      <text:p text:style-name="P1">- São inimigos do nosso povo! Não são de cá. Querem conquistar o nosso país e roubar-nos as nossas coisas. - O enigmático cavaleiro que eles nunca haviam visto concordou:</text:p>
      <text:p text:style-name="P1">- É isso mesmo!... As tropas do general Soult querem conquistar o país, dirigem-se para o Porto e infelizmente resolveram passar <text:span text:style-name="T17">o rio </text:span>por aqui... Aconselho-vos a que fujam depressa, pois não sabemos o que pode acontecer. Não é seguro voltar agora para a aldeia, arrepiem caminho quanto antes... - O suor <text:span text:style-name="T17">a escorrer-lhe da</text:span> testa dava ao seu relato e à <text:span text:style-name="T17">sua </text:span>expressão um ar de autenticidade <text:span text:style-name="T17">deveras </text:span>arrepiante. - Desejo-vos a melhor das sortes. - E dito isto, puxou pela trela do cavalo e pontapeou-o ao de leve com as esporas pontiagudas, ao que o pobre animal respondeu com um valente salto em frente, galgando logo ali um bom par de metros, de pronto afastando ambos para longe.</text:p>
      <text:list xml:id="list519029766" text:style-name="L1">
        <text:list-header>
          <text:p text:style-name="P14"/>
        </text:list-header>
      </text:list>
      <text:p text:style-name="P1">- E agora o que fazemos? - Questionou Pedro. Os olhos de Ana encobriam dúvida semelhante. Cabia a Rui como mais velho avançar com uma resposta. Ele sabia-<text:span text:style-name="T18">l</text:span>o, <text:span text:style-name="T18">mas</text:span> não sabia que resposta dar. Baixou os olhos na direcção do solo por um segundo e depois ergueu-os de rompante, chamado que fora à atenção pelas gigantescas labaredas que começavam a surgir no horizonte, a par do fumo expelido pelas lareiras quentes das casas. <text:span text:style-name="T18">Se dúvidas pudesse haver sobre as palavras do estranho elas terminavam aqui.</text:span> A aldeia estava em chamas e o barulho de homens e cavalos em marcha era agora o substituto do canto sedutor do cuco, que entretanto havia decidido também ele voar rumo a <text:soft-page-break/>outras paragens mais tranquilas.</text:p>
      <text:p text:style-name="P1">- Temos de esconder-nos, não vejo outra opção, é demasiado tarde para fugir. - Olhou para todos os lados em busca de um esconderijo seguro. </text:p>
      <text:p text:style-name="P1">- A ponte! - Recordou. - A ponte pênsil <text:span text:style-name="T22">junto ao lugar da barca</text:span>. Podemos esconder-nos lá debaixo. - A pequena ponte suspensa ficava cerca de <text:span text:style-name="T18">mil e </text:span>trezentos metros atrás, rio abaixo. Curiosamente, fora bem perto dela que haviam passado toda a tarde <text:span text:style-name="T21">do dia anterior, na pescaria</text:span>. <text:line-break/><text:line-break/>O som das fagulhas a crepitar no crepúsculo apressou-lhes a resolução. Que nem maratonistas em competição, desataram <text:span text:style-name="T22">eles </text:span>a correr na mesma direcção que o misterioso cavaleiro tomara segundos antes. Quando lá chegaram já a luz escura da noite se começava a fazer visível <text:span text:style-name="T22">no astro</text:span>. O manto azul e negro iniciara a subjugação dos tons alaranjados do lusco-fusco e em poucos minutos desses pouco mais restava do que um minúsculo e ínfimo resquício, quase indigno de registo. <text:s/>As torres dos portageiros que lado a lado montavam guarda à velha ponte de madeira e aço, assenhoravam-se da paisagem e apresentavam-se ao luar, fazendo cantar bem alto a sua melodia silenciosa. Rui. Ana e Pedro, saltaram para o cascalho solto e encostaram-se à parede pedregosa. <text:s/>Aninharam-se uns juntos aos outros e ali permaneceram em silêncio durante um bom bocado, calados e escondidos s<text:span text:style-name="T22">em saberem muito bem</text:span> <text:span text:style-name="T18">porquê ou </text:span>do quê.</text:p>
      <text:p text:style-name="P1"/>
      <text:p text:style-name="P1">- Se ficarem aí quietinhos não vos vêem! ... Que espertos que eles são!... - Exclamou uma voz misteriosa.</text:p>
      <text:p text:style-name="P1">- Quem disse isso? - Perguntou Pedro, tão estupefacto como os outros dois. Não fora nenhum deles <text:span text:style-name="T19">a proferir tais palavras</text:span> por isso <text:span text:style-name="T19">era certo que</text:span> não estavam sozinhos, <text:span text:style-name="T19">muito </text:span>provavelmente porque outro alguém, <text:span text:style-name="T22">quiçá </text:span><text:span text:style-name="T10">também ele </text:span><text:span text:style-name="T4">acossado </text:span><text:span text:style-name="T5">pelos invasores</text:span><text:span text:style-name="T4">,</text:span> se havia lembrado de se refugiar no mesmo sitio. </text:p>
      <text:p text:style-name="P1">- Ainda bem que os encontro, assim sempre evito de me aproximar muito da aldeia... há gente que não me compreende muito bem por lá... que doidos eles são... ainda por cima <text:span text:style-name="T22">no dia de </text:span>hoje <text:span text:style-name="T22">com os </text:span><text:soft-page-break/><text:span text:style-name="T22">energúmenos invasores</text:span>... Eu sei bem o que esse<text:span text:style-name="T22">s</text:span> franceses <text:span text:style-name="T22">sem escrupulos </text:span>são capazes de fazer a uma velha entravada como eu. Já a Joana D'Arc foi o que foi... E essa consta que era uma beldade de mulher... - Disse uma vez mais aquela voz rouca e envelhecida. Ouviu-se um riso tímido, forçado e sem muita genuinidade, como faz alguém quando se ri da própria piada <text:span text:style-name="T19">que acaba de tentar</text:span>. Foi quando ele terminou que os três perceberam a presença de uma <text:span text:style-name="T4">figura </text:span><text:span text:style-name="T5">enigmática</text:span><text:span text:style-name="T4"> </text:span>junto a um dos pilares da ponte, a qual se erguia em cima de uma pequena barcaça de madeira. <text:line-break/></text:p>
      <text:p text:style-name="P1">Quando se aproximou da margem e se colocou sobre os holofotes no nosso satélite natural puderam por fim ver-lhe as formas. As faces dos miúdos ficaram tão pálidas quanto o reflexo <text:span text:style-name="T22">da mesmíssima</text:span> lua cheia que reluzia no leito pouco profundo da margem. As pernas de Ana foram as mais débeis das seis e <text:span text:style-name="T22">tornaram-se</text:span> <text:span text:style-name="T22">assim </text:span>as primeiras a fraquejar, acompanhando o ritmo do mesmo susto que invadira <text:span text:style-name="T22">também </text:span>o seu coração. Na barcaça viaja<text:span text:style-name="T20">va</text:span> uma velhota muito feia e carrancuda, com uma verruga gigantesca estampada no lado esquerdo da face que mais parecia um pico de um <text:span text:style-name="T3">mini</text:span> vulcão. Felizmente, nem lava nem pus asqueroso estavam a ser expelidos naquela altura. A estranha figura não viajava só. Fazia-lo acompanhada de um gato preto de pêlo liso de onde sobressaía a cor do seu brilhante e único olho verde, qual esmeralda cintilante perdida no <text:span text:style-name="T23">seio do </text:span>breu absoluto. Assim, em termos bem simples, digamos que esta imagem era assustadoramente assustadora.</text:p>
      <text:p text:style-name="P1"/>
      <text:p text:style-name="P13">- Quem és tu? - Perguntou Rui, tentado disfarçar o sentimento de <text:span text:style-name="T11">pavor e ansiedade</text:span> de <text:span text:style-name="T11">que </text:span>igual <text:span text:style-name="T11">modo padecia</text:span>.</text:p>
      <text:p text:style-name="P1">- Quem eu sou não interessa muito, interessa sim o que eu vos tenho para dizer.. Preciso que me ouçam com atenção se querem livrar a vossa aldeia do domínio dos franceses, e expulsá-los de vez destas terras... <text:span text:style-name="T12">ainda não é tarde. </text:span>- Fez uma pequena pausa e depois retomou o discurso. - Mas se queres mesmo saber... chamo-me Narcisa, mas costumam tratar-me por Mafarrica, mais propriamente por... bruxa Mafarrica. - Dito isto, sorriu com quantos dentes podres ainda tinha na boca.</text:p>
      <text:p text:style-name="P1">- O quê? Bruxa? - Ana estava em pânico e sentia-se a <text:span text:style-name="T23">estremece</text:span>r sem controlo, <text:span text:style-name="T13">ao passo que </text:span>os <text:soft-page-break/>rapazes nem por isso <text:span text:style-name="T13">se descompunham</text:span>. Inexplicavelmente, aquela velha feia e malcheirosa que se apresentava como uma bruxa deixara de lhes atemorizar o espírito a partir do momento em que revelara o seu nome. Eles <text:span text:style-name="T23">os dois </text:span>conheciam-na, ou melhor, já tinham ouvido daquela figura e dessas conversas <text:span text:style-name="T23">mal feitas </text:span>não lhes tinha ficado medo por ela. Rui voltou de novo a interceder:</text:p>
      <text:p text:style-name="P1">- Já sei quem tu és.... És a velha Mafarrica Tagarica! A velha maluca que vive sozinha com uma carrada de gatos vadios, naquela casa antiga no cimo do outeiro da cobraceira.</text:p>
      <text:p text:style-name="P1">- Pois é! Já ouvimos falar muitas histórias acerca de ti. - Prosseguiu Pedro. - Raramente alguém te vê. Dizem que tu tens medo de conviver com as outras pessoas e por isso vives numa casa rodeada de bicharada <text:span text:style-name="T23">com quem falas como se fossem pessoas</text:span>... - Narcisa Mafarrica riu-se sem grande satisfação, <text:span text:style-name="T23">afinal de contas por muito que tentasse não era totalmente imune às fofocas e mexericos sobre a sua pessoa</text:span>. - Mas não acredito que sejas nenhuma bruxa... És é um bocado passada da cabeça! - Exclamou, <text:span text:style-name="T23">sorrindo e </text:span><text:span text:style-name="T14">vociferando </text:span>de modo cruel <text:span text:style-name="T23">embora</text:span> inocente como é apanágio dos miúdos. Ao contrário do que seria normal <text:span text:style-name="T23">expectar</text:span>, Mafarrica não se chateou com o insulto, nem sequer com a forma pouco gentil como eles falavam para ela. Afinal de contas eram ainda crianças, <text:s/>e é normal que a gentileza e a sensatez não abundem <text:span text:style-name="T23">em </text:span>demasia em tão tenras idades. <text:span text:style-name="T15">Numa outra altura acharia boa ideia pregar-lhes uma partida </text:span><text:span text:style-name="T23">só </text:span><text:span text:style-name="T15">para lhes dobrar a língua mas desta feita não lhe veio tal ideia à cabeça. </text:span>O carácter constrói-se com o tempo, e só com o tempo se aprende a valorizar devidamente os mais velhos. Quando chegasse a devida altura eles iriam perceber que é com a experiência destes últimos que se aprende e se cresce. <text:span text:style-name="T23">A vida encarregar-se-ia da lição. </text:span>O único problema aqui era que estes três miúdos teriam de crescer vários anos nas próximas horas, pois ela tinha uma missão secreta <text:span text:style-name="T23">e perigosa</text:span> para eles.</text:p>
      <text:p text:style-name="P1">- É verdade! Diz-se por aí muita coisa acerca de mim... algumas são verdade outras nem por isso. Mas olha miúdo!... - Virou-se para o Pedro. - … Podes não acreditar em bruxas, mas que elas existem, garanto-te que é verdade! <text:span text:style-name="T24">- E riu-se.</text:span></text:p>
      <text:p text:style-name="P1">- Ah! Não me assustas! - Retorquiu ele com tom de troça na voz.</text:p>
      <text:p text:style-name="P1">- Pois ainda bem que é assim! Eu quero assustar <text:span text:style-name="T16">ninguém</text:span>. Quero apenas que estes malditos <text:soft-page-break/>franceses desapareçam destas paragens e para isso preciso da vossa ajuda...</text:p>
      <text:p text:style-name="P1">- A nossa ajuda?... Mas porquê? - Questionou a pequena, <text:span text:style-name="T25">visivelmente mais calma</text:span>. </text:p>
      <text:p text:style-name="P1">- Porque eu sei de um segredo que pode ajudar o povo da vossa aldeia a expulsar os invasores... eu sozinha não posso fazer tudo... - Fez outra pausa aproveitando para acariciar o bicho que entretanto pegara ao colo. O bichano fez o típico “ron ron” de contentamento ao receber as primeiras festas. - … Sei onde está a espada mágica dos nossos antepassados... A espada dos sete castelos... Esta espada foi forjada por um feiticeiro ferreiro que era muito amigo do nosso primeiro rei, D. Afonso Henriques... Com esta espada, aquele que a empunhar... se for o escolhido na sua época <text:span text:style-name="T26">e tiver coração nobre</text:span>... expulsará todo e qualquer inimigo do território Português. <text:span text:style-name="T27">A espada voltará depois a adormecer até que seja novamente precisa.</text:span></text:p>
      <text:p text:style-name="P3">- O quê?... Isso é verdade? Mas onde está essa espada?... <text:span text:style-name="T27">E como é que uma espada adormece?</text:span> - Questionou Ana, notoriamente intrigada a julgar pelo seu olhar esbugalhado<text:span text:style-name="T4">, </text:span><text:span text:style-name="T6">ao que ela respondeu:</text:span></text:p>
      <text:p text:style-name="P3"><text:span text:style-name="T6">- Como disse não é uma espada qualquer, é uma espada mágica! - </text:span><text:span text:style-name="T4">Os rapazes estavam mais cépticos, sobretudo Pedro </text:span><text:span text:style-name="T6">que logo se apressou a retorquir</text:span><text:span text:style-name="T4">: </text:span></text:p>
      <text:p text:style-name="P1">- Eu vi logo, sempre é verdade o que dizem por aí... Podemos ser novos mas ninguém aqui tem idade para continuar a acreditar em histórias de fantasia.</text:p>
      <text:p text:style-name="P1">- Mas devias rapaz! - Ripostou <text:span text:style-name="T28">Mafarrica</text:span> com vigor. - Além do mais isto não é uma fantasia, meu pequeno. Estás muito enganado... Olhem para aqui!.... - Apontou para a água e do bolso tirou um estranho pó branco que atirou para a borda da barcaça. O estranho pó, mal tocou na água do rio, começou a efervescer e logo uma nuvem de fumo da mesma cor ele fez elevar da superfície. Atónitos, observaram de olhos escancarados o nascer de uma imagem refractada na água, apenas alguns centímetros abaixo da superfície calma e serena do Ave. Seria algum truque de magia? - Pensaram. Fosse aquela velha uma bruxa ou apenas uma idosa demente, o certo é que diante de si surgia a imagem de uma enorme espada cor de ouro, toda ela decorada a esmeraldas e safiras, que reluzia contente debaixo da luz sombria do luar. <text:span text:style-name="T28">Surgiu depois o vislumbre disforme de uma batalha </text:span><text:span text:style-name="T28">antiga onde um cavaleiro detentor de dita espada trespassava inimigos atrás de inimigos.</text:span></text:p>
      <text:p text:style-name="P1"><text:soft-page-break/>- A chave dos sete castelos deve ser entregue ao mestre das ordenanças... Em cada época e em cada lugar apenas um homem a pode empunhar <text:span text:style-name="T28">com sucesso</text:span>, e hoje.. aqui.. esse homem é o velho capitão Simão! - E, dito isto, surgiu uma segunda imagem ao lado da espada dourada. Aquela cara e aquele nome todos eles conheciam. O capitão, homem dos seus sessenta e poucos anos, era inclusive vizinho <text:span text:style-name="T28">próximo </text:span>de Ana e Pedro. </text:p>
      <text:p text:style-name="P1">- Não pode ser! Como é possível? - Interrogou Rui, enquanto esfregava os olhos com ambas as mãos, tentando certificar-se de que não estava a sonhar. Mas não estava mesmo!</text:p>
      <text:p text:style-name="P1">- Vocês são os únicos a quem contei esta história... Têm de levar a espada ao capitão antes que seja tarde demais. </text:p>
      <text:p text:style-name="P1">- Mas onde está essa espada afinal?... E porquê nós?... Porque não vai você levar-lha?... - A tripla pergunta fora feita pela rapariga, que por sinal parecia ser a única que não estava em estado de transe, já que os rapazes mais pareciam umas autênticas estátuas, embasbacados que estavam com toda aquela cena. Aquilo batera-lhes com força. Mafarrica inverteu a ordem das respostas:</text:p>
      <text:p text:style-name="P1">- Eu tenho outras coisas importantes para fazer e... Tenho receio de lhe pegar por causa do feitiço sob a qual foi forjada, tem de ser um coração inocente... Além do mais vocês são as únicas pessoas que andam por aqui a estas horas, e tenho a certeza que os vossos corações ainda não sofrem da ganância dos adultos, tendo em conta o <text:span text:style-name="T29">próprio </text:span>valor <text:span text:style-name="T29">monetário do </text:span>objecto e<text:span text:style-name="T29">m si</text:span>... Mas a verdade é que tive uma premonição... Sabia que estariam aqui neste exacto lugar, neste preciso momento... Vocês são os <text:span text:style-name="T4">escolhidos... e é aqui que está a espada.</text:span></text:p>
      <text:p text:style-name="P1">- Premonição? Escolhidos? Mas como? Porquê? - <text:s/>Desta feita Mafarrica retraiu-se nas explicações <text:span text:style-name="T29">a Pedro</text:span>. <text:s/>Sendo ela uma bruxa de verdade porque não usar a sua magia para alcançar a espada? - Pensou Ana para dentro de si própria... Mafarrica interrompeu-lhe a linha de pensamento:</text:p>
      <text:p text:style-name="P1">- A espada está ali em cima, escondida no alto daquela torre, dentro da parede... Encontrarão um bloco de pedra de cor ligeiramente diferente dos restantes... É lá dentro que têm de procurar... - Apontou para o cume da torre da ponte pênsil que guardava o lado esquerdo da margem do rio, <text:s/>exactamente oposta àquela em que eles se encontravam. Em sincronia quase absoluta, olharam os <text:soft-page-break/>três para cima, para aquela linha recta invisível que saía destemida da ponta do dedo da velha, e só se detinha quando chocava lá mais adiante com o majestoso pegão de granito. Quando voltaram a pousar os olhos no horizonte, à procura de Mafarrica e de seu gato, apanharam uma nova e electrizante surpresa. Tudo, à excepção da pequena barcaça de madeira que ondulava ligeiramente sobre a calmaria das águas cristalinas, havia desaparecido sem deixar rasto. Tanto a bruxa como o seu felídeo cegueta haviam<text:span text:style-name="T30">-se</text:span> esfumado por completo por entre a escuridão da noite <text:span text:style-name="T30">com cheiro de cinzas</text:span>.</text:p>
      <text:p text:style-name="P1">- Mas onde está ela?... Sumiu?... E agora, o que fazemos?... interrogou Pedro, esbracejando como poucas vezes o fizera. Durante quase um minuto ninguém esboçou uma palavra sequer. Teriam partilhado o mesmo sonho ou haviam presenciado algo real e bizarro? Esta dúvida pertinente sim que a partilharam em conjunto, e em silêncio.</text:p>
      <text:p text:style-name="P9"/>
      <text:p text:style-name="P1"><text:span text:style-name="T3">Pouco a pouco o discernimento foi-lhes regressando ao corpo e à mente. Uma vez refeitos da inexplicável e súbita desaparição da bruxa, e já convencidos de que a aparição fora mesmo real, só lhes restava mesmo questionarem-se sobre se o que ela dissera era verdade ou não. Sem grandes hesitações e sem que maiores conclusões fossem procuradas, cedo começaram à procura de uma forma de provarem a realidade das palavras dela. Olharam atentamente para as torres. Tinham de <text:s/>estudar qual a melhor maneira de as escalarem até ao cimo. Por sorte as pedras da murada apresentavam o tipo de saliências que qualquer jovem bem trein</text:span>ado consegue ultrapassar sem grande dificuldade. Com cautela, deixaram a margem e decidiram-se a atravessar a água em cima do pequeno barco que entretanto ali encostara sozinho. Embora se assemelhassem a uma equipa olímpica ligeiramente atabalhoada na coordenação de movimentos lá conseguiram chegar ao outro lado do rio. <text:s/>Estavam mesmo por debaixo da torre do “tesouro”.</text:p>
      <text:p text:style-name="P1"/>
      <text:list xml:id="list618203158" text:style-name="L2">
        <text:list-header>
          <text:p text:style-name="P17">- <text:s/>Eu vou lá! - Foi Rui o voluntário que em primeiro lugar se alistou para realizar a tarefa, tirando algum partido do facto de ser o mais velho do grupo e consequentemente, por norma, pouca ou <text:soft-page-break/>nenhuma oposição lhe ser <text:span text:style-name="T31">oferecida</text:span>. Quando a costa parecia não poder estar mais livre <text:span text:style-name="T31">graças ao quão </text:span>vazia que estava, começou a escala<text:span text:style-name="T31">r</text:span> pela parede lateral do pilar.</text:p>
          <text:p text:style-name="P17"/>
          <text:p text:style-name="P17">A empreitada acabaria por não ser tão fácil quanto esperava inicialmente, em muito por culpa da fresquidão do orvalho que sorrateiramente cobrira já algumas das pedras com uma tonalidade escorregadia. <text:span text:style-name="T3">Não obstante esta dificuldade adicional, certo é que passados pouco mais de três minutos e qualquer coisa já ele lá estava, no cimo da muralha.</text:span> Sentiu-se como um pequeno rei por entre as ameias do seu também ele raquítico castelo de pedra. Respirou fundo e sorriu de satisfação e orgulho pelo seu feito. O espaço livre em redor não era muito, mas era mais do suficiente para que se pudesse movimentar livremente no interior do reduzido amuralhado de feldspato, mica e quartzo, com pouco mais de meio metro de altura. No meio de tanta pequenez <text:s/>que agora dominava sentiu-se <text:span text:style-name="T31">um gigante</text:span> e voltou a sorrir.</text:p>
        </text:list-header>
      </text:list>
      <text:p text:style-name="P12"/>
      <text:list xml:id="list978092430" text:style-name="L3">
        <text:list-header>
          <text:p text:style-name="P18">- Então pá? O que se passa aí em cima? - Pedro estava em pulgas. - Estás a rir de quê?</text:p>
          <text:p text:style-name="P18">- Calma! - Ainda não vi nada de especial, só vejo... espera! - A pequena exclamação antecedida de pausa augurava algo de excitante. - Estão aqui duas pedras soltas... - Cantarolou. Postou-se de cócoras e enfiou as pontas dos dedos no espaço deixado vazio entre três blocos adjacentes. Encheu os pulmões de ar e puxou com toda a força que tinha. E não foi precisa muita para que as peças do puzzle se começassem a soltar umas das outras, desfazendo o mistério que ocultavam há tantos anos. Caiu de costas, traído pela enorme desproporção entre a força que exerceu e aquela que era realmente necessária. Quando se ergueu e conseguiu retirar o segundo dos dois blocos soltos percebeu logo que alguma coisa reluzia de modo efusivo no escuro, com sofreguidão, como se o objecto ali encerrado estivesse agora tão contente, que era assim, desta forma luzidia, que educadamente mostrava a vontade de agradecer pela libertação do <text:s/>cárcere sombrio. Mafarrica estava certa! Rui desenterrara das pedras uma espada. E ela era absolutamente linda. <text:span text:style-name="T31">Como ali fora </text:span><text:span text:style-name="T31">parar era incompreensível. </text:span>Depois de deslizar o terceiro bloco retirou-a para fora. O punho era <text:soft-page-break/>grosso e forjado a ouro, e incrustado nele havia todo um recheio de pequeninas e brilhantes pedras preciosas, de várias cores, e de múltiplos tamanhos e diversos feitios. A lâmina era comprida e afiada, merecedora de divino respeito por parte de eventuais inimigos. Segurou-a por um momento antes de se levantar e partilhar o achado com os demais. Durante aqueles segundos mágicos foi rei, sonhou ser cavaleiro e viu-se como herói de bat<text:span text:style-name="T3">alhas e cruzadas imaginadas, vividas do alto do seu castelo medieval.</text:span></text:p>
          <text:p text:style-name="P20"/>
        </text:list-header>
      </text:list>
      <text:list xml:id="list175653335" text:style-name="L4">
        <text:list-header>
          <text:p text:style-name="P19">- Uau! - É mesmo verdade! Vociferou Ana, mal Rui se assomou com o objecto cintilante que sentara no regaço dos seus braços estendidos.</text:p>
          <text:p text:style-name="P21"><text:span text:style-name="T1">- Vou atirá-la ali para aquele magote de folhas, para poder descer! - Disse ele! - E assim fez. Os dois manos afastaram-se ligeiramente e Pedro lançou-a com cautela e pontaria no vazio, antes de iniciar a <text:s/>descida da torre. Rui e Ana acercaram-se e pegaram-lhe os dois pelo punho, recolhendo o objecto </text:span><text:span text:style-name="T1">em conjunto. Estavam ainda sem palavras e de sorrisos estampados no rostos quando de novo voltaram a formar um trio. Depois de um breve momento de contemplação e adoração a três, </text:span><text:span text:style-name="T1">resolveram continuar com o resto da missão. Não havia tempo a perder. A aventura ainda agora </text:span><text:span text:style-name="T1">tinha começado. Tinham de levar a espada ao seu legitimo portador e essa nova etapa não estaria de todo livre de perigos. O pior talvez ainda nem tivesse começado. Uma vez mais perguntas sem </text:span><text:span text:style-name="T1">resposta abundavam nas suas mentes irrequietas. Dessas, duas principais se destacavam. A primeira; “Como fazer chegar a espada até ao mestre no meio da mais que provável confusão que se vivia na aldeia naquela altura? E a segunda, relacionada; <text:s/>“E como iriam voltar à aldeia, agora que os trotes dos cavalos ecoavam a poucas centenas de metros, lá do outro lado do rio?”</text:span></text:p>
        </text:list-header>
      </text:list>
      <text:p text:style-name="P1"/>
      <text:p text:style-name="P1">O pequeno bote de madeira parecia ser a solução mais adequada. Evitariam as estradas que a esta altura já deveriam estar tomadas pelo inimigo e navegariam rio acima, aproveitando a tranquilidade das águas límpidas e o embalo da penumbra de uma noite que entretanto se havia tornado mais quente.<text:line-break/><text:soft-page-break/></text:p>
      <text:p text:style-name="P4"><text:span text:style-name="T4">Entraram na embarcação. Rui foi o últi</text:span>mo a fazê-lo, <text:s/>e assim que pôs os pés dentro da mesma, sem que ninguém fizesse mais nada por isso, a estranha barca começou a deslocar-se sozinha rio acima. Ninguém remava, e a corrente inexistente naquele sentido também não podia de modo algum estar a causar o movimento, ainda por cima, como se não bastasse, fazendo-o contra a orografia do terreno. Mas dúvidas não restavam de que o barco se movimentava sozinho. - Fantástico! - Exclamou a garota. - Uma barca encantada! <text:s/><text:line-break/><text:line-break/>Medo eles não sentiram ou mostraram. Confiavam, como se dentro deles um mensageiro invisível lhes dissesse que tudo estava bem <text:s/>e que por algo ou por alguém seriam devidamente guiados ao seu destino, <text:span text:style-name="T31">mesmo quando se aperceberam que ela nem sequer tocava verdadeiramente na água</text:span>. Nenhuma explicação lógica lhes ocorria à mente, mas seria essa ausência o suficiente para procurar uma justificação nas artes mágicas ou na feitiçaria?... Seria Mafarrica a responsável pelo estranho comportamento do bote? As respostas não vieram e obviamente que nem podiam vir de lado algum, à excepção de uma coruja branca que se sentara numa rama mais alta de um freixo ribeirinho, eram os únicos por ali, e por isso limitaram-se a não fazer nada. Deixaram-se apenas levar.</text:p>
      <text:p text:style-name="P1"/>
      <text:p text:style-name="P1">Durante cerca de dez minutos deslizaram sobre o Tua, devagar, devagarinho, mas decididos. A determinada altura a barcaça começou a viajar mais perto da margem oposta à aldeia, quiçá por inteligência e precaução, já que desse lado a presença inimiga parecia ser escassa, senão mesmo nula. Uma imagem que não se reflectia no denso matagal da parte direita, onde os grunhidos dos homens <text:span text:style-name="T32">em luta </text:span>e dos animais interrompiam de quando em vez o sono dos poucos habitantes da floresta que ainda não haviam fugido para outras paragens mais serenas. <text:span text:style-name="T32">Um corvo que no alto de um pinheiro despido da sua habitual folhagem de agulhas os saudou à passagem com o seu “Craahh, Craahh” era um dos escassos resistentes. </text:span>Mas n<text:span text:style-name="T33">a margem destra não era</text:span> <text:span text:style-name="T34">apenas </text:span>o calor da batalha <text:span text:style-name="T34">a</text:span> agita<text:span text:style-name="T34">r</text:span> a escuridão, havia um outro motivo de interesse, um outro acontecimento peculiar <text:soft-page-break/>que lhes prendera a retina. Uma estranha luz amarelada, pálida e fosca, que serpenteava pelos cabeços mais afastados, lá ao fundo, a seguir à parede de árvores fronteiriça entre o monte e o vale. Saltitava erroneamente por entre as árvores, e as pedras e os caminhos. Ora subia, ora baixava, mas sempre a ziguezaguear, qual barata tonta em avançado estado de embriaguez. Que singular aparição seria aquela? Ana lembrou-se de uma coisa. Seria a famosa luz da cobraceira, em virtude da qual a sua avó lhe contara uma boa meia dúzia de histórias, nos serões passados ao lume de algumas das longas e frias noites de inverno? Seria aquela uma alma penada à procura do caminho correcto para o descanso no outro mundo? Essa era uma versão. Ou seria o espírito errante de alguém que por aquelas terras sofrera morte horrível e desta forma fazia questão de lembrar aos vivos a atrocidade que outrora ali se cometera? Esta era outra hipótese que também já ouvira. Mas sabendo o que sabia agora, <text:span text:style-name="T3">haviam</text:span> nesta altura mais hipóteses em cima da mesa. Tratar-se ia talvez, tão somente e apenas, da presença da bruxa Mafarrica, que livremente assim esvoaçava com a sua vassoura amestrada sobre os céus enegrecidos, alumiando o caminho com uma simples e necessária luz de navegação? - “Não, não sejas doida! Certamente que não é isso. Que ideia mais disparatada!” - Pensou, <text:span text:style-name="T35">e ao mesmo tempo</text:span> <text:span text:style-name="T35">s</text:span>orriu pelo cantinho do lábio.<text:line-break/><text:line-break/>Uma névoa traquinas e enigmática saltou das margens, surgindo por detrás das árvores, e abraçou o leito do rio, cobrindo <text:span text:style-name="T36">por completo </text:span>a barca e os seus ocupantes. Não se via um palmo à frente do nariz. As luzes saltitantes haviam sido engolidas, assim como a lua e as estrelas em seu redor. O mundo à volta deles desaparecera da face da terra. <text:s/><text:line-break/>- E agora? Como vamos sair daqui? Não se vê nada? Onde está a aldeia? - Desesperou Pedro, num tom um tudo ou nada assustado. <text:line-break/>- Calma Pedro, olha aqui! - Rui colocou um pé na borda da proa e apontou para a frente da barcaça, junto à água. O que ele queria mostrar aos outros era a forma como a névoa se afastava para mostrar a imagem deles a navegar, uma vista de cima, aérea, que parecia feita <text:s/>através dos olhos de uma ave. Nesse reflexo não havia névoa alguma. A noite estava tão límpida quanto aquilo que seria <text:soft-page-break/>normal nos dias finais de Agosto. Através dos olhos desse pássaro alado podiam ver tudo o que se passava à volta do Tua, quer de um lado, quer do outro. Viam-se figuras em batalha, viam-se casas e <text:s/>pastos a arder, viam-se cavalos tresloucados a fugir sem cavaleiro, <text:span text:style-name="T36">viram-se a eles.... </text:span>e depois... surgiram várias luzes saltitantes que de quando em vez se intrometiam numa dança <text:span text:style-name="T36">aérea </text:span>que até então fora só de estrelas. Olharam para cima e viram-nas, não uma, não duas, mas dezenas de luzes como aquela da cobraceira, que ainda assim <text:span text:style-name="T36">permaneciam</text:span> esbatidas pelo espesso nevoeiro, pois era tão somente na água que se avistava o mundo naquela altura. <text:s/>Aí se reflectiam com uma nitidez espantosa, uma multidão de lu<text:span text:style-name="T36">zinhas</text:span> que enfeitavam as patas de uma miríade de minúsculas corujas brancas <text:span text:style-name="T36">e corvos negros</text:span> que tomara de assalto o céu do Tua. <text:s/>Cada uma delas transportava nos seus pés uma pequena tocha a arder, e era sobre os homens de fala estranha e vestes estrangeiras que as largavam. Comandadas à cabeça por Mafarrica, que ocupava o dorso de uma ave <text:span text:style-name="T37">clara </text:span>de igual raça mas de porte bem maior, atacavam o inimigo destemidas e sem piedade, <text:s/>e este, confuso e assustado, pouco ou nada mais via do que aqueles que seguiam na barcaça quando não olhavam <text:span text:style-name="T37">por</text:span> aquela janela que se abrira junto à proa, <text:span text:style-name="T37">ou seja; névoa</text:span>. <text:s/>A vitrin<text:span text:style-name="T37">a</text:span> fechou e o <text:span text:style-name="T37">místico </text:span>nevoeiro adensou. Mudou de cor e densidade umas quatro ou cinco vezes, oscilando entre tons de amarelo, verde, vermelho e rosa, até que por fim se decidiu a encobrir apenas o espaço em redor do pequeno bote de madeira, pintando o ar em tons de azul claro. Sentiram-se a encalhar. Uma mão furou a fumaça e estendeu-se-lhes à frente. Estavam encostados a um barco que trazia um e um só passageiro. Um velho corcunda mas de aspecto <text:s/>simpático sorriu-lhes. <text:line-break/>- Venham! Subam a bordo. Vou levá-los até à outra margem. Estamos perto do açude. Não vão querer navegar mais para norte, é perigoso. O rio hoje está vivo e quer engolir tudo o que por ali passa... Só num bote especial como o meu vocês estão a salvo. Eu já estava à vossa espera... Sou Carlos o corcunda fantasm... - Hesitou e acrescentou: …fantástico. Carlos, o corcunda fantástico! - Concluiu. Desconfiados, <text:span text:style-name="T38">ainda </text:span>hesitaram. Quem seria aquela estranha criatura, de aspecto maltratado pela mão Natureza, ao primeiro contacto, mas de uma doçura no olhar e nas palavras que cativava logo no momento seguinte <text:span text:style-name="T38">de forma arrebatadora</text:span>.<text:line-break/><text:soft-page-break/>- Então é essa a famosa espada secreta do nosso 1.º grande rei, D. Anfonso Henriques?... Sempre <text:span text:style-name="T38">a </text:span>ouvi dizer que estaria algures escondida aqui pelos arredores, mas nunca pensei chegar a vê-la em vida... <text:span text:style-name="T38">Ela tinha razão.</text:span> - Desabafou, contente, quando se apercebeu do objecto brilhante e afiado que jazia aos pés de Ana e Rui. - Vamos! - insistiu. - O encanto da Mafarrica está a desvanecer-se e o vosso barco é a prova viva disso. Vamos! - Exclamou mais uma vez. - Acreditem em mim, olhem! - Apontou para o fundo da embarcação. Para espanto de todos, o chão da barcaça começava a ficar translúcido como vidro. Transformava-se numa espécie de gelatina aquosa. A água misturava-se de modo bizarro com o que restava da madeira distorcida e os pés deles começavam a ficar molhados. Por incrível que pudesse parecer, o corcunda simpático tinha razão. Por isso só tinham uma hipótese antes de se afundarem. Acreditar nele! Um a um aceitaram a mão alheia e subiram a bordo do novo transporte, e foi daí que viram a barcaça antiga a misturar-se com a água do rio, fundindo-se rapidamente num único ser. <text:line-break/>- Sentem-se! - Ordenou. <text:line-break/><text:line-break/>Haviam chegado ao pequeno açude por onde transitava a estrada de terra batida e pedras roliças que ligava a aldeia de Santiago de Bougado à outra margem do curso de água. Aproveitando a sombra da pequena parede de água que jorrava litros em ritmo considerável, o bote encantado fez a sua travessia para o lado que havia sido destinado como o fim da linha. A partir dali era com eles. Teriam de abandonar a protecção da escuridão e penetrar nos perigos da floresta para perfazerem os cerca de cem metros de intervalo até aparecerem as primeiras casas da aldeia. <text:span text:style-name="T38">Assim fizeram.</text:span></text:p>
      <text:p text:style-name="P10"/>
      <text:p text:style-name="P5"><text:span text:style-name="T38">Com satisfação viram que as casas dos seus familiares continuavam intactas, um enorme aglomerado de valentes combatentes tentava a todo o custo repelir os invasores atarantados sobretudo pelo ataque vindo dos céus. Haviam mortos e feridos e casas queimadas mas pelo menos as suas famílias continuavam inteiras, batalhando os homens em defesa dos lares e das mulheres. </text:span><text:span text:style-name="T38">Pelo meio viram o capitão Simão que defendia com bravura tudo e todos quanto lhe estivessem </text:span><text:soft-page-break/><text:span text:style-name="T38">próximos. A espada começou a brilhar nas mãos de </text:span><text:span text:style-name="T42">Rui</text:span><text:span text:style-name="T38"> e ele sentiu-a a fazer força naquela direcção como se um gigantesco íman invisível a puxasse. </text:span><text:span text:style-name="T42">E</text:span><text:span text:style-name="T38">ncheu o peito de coragem e sob os olhares cúmplices dos seus companheiros desatou a correr na direcção do capitão, esquivando-se furtivamente às tropas inimigas cada vez mais dispersas graças à </text:span><text:span text:style-name="T42">surpresa causada pelo</text:span><text:span text:style-name="T38"> ataque coordenado entre terra e ar. À medida que se aproximava do seu objectivo o objecto ia brilhando com cada vez mais intensidade, como se tivesse luz </text:span><text:span text:style-name="T43">e vida </text:span><text:span text:style-name="T38">própria</text:span><text:span text:style-name="T43">s</text:span><text:span text:style-name="T38">. Entregou-a ao capitão Simão que não pareceu perceber de imediato o porquê de tão estranha oferenda. No calor da batalha não se fez no entanto rogado e logo assim que a empunhou percebeu que algo de muito esp</text:span><text:span text:style-name="T43">e</text:span><text:span text:style-name="T38">cial aquela espada tinha, </text:span><text:span text:style-name="T39">pois com ela nas suas mãos não h</text:span><text:span text:style-name="T43">avia</text:span><text:span text:style-name="T39"> inimigo que resistisse, caindo a maioria derrotada com apenas um único golpe, </text:span><text:span text:style-name="T43">por mais espesso que fosse o seu escudo ou grossa fosse a sua armadura</text:span><text:span text:style-name="T39">. </text:span><text:span text:style-name="T43">Assim, o</text:span><text:span text:style-name="T39">s invasores foram vendo o seu número reduzir</text:span><text:span text:style-name="T43">-se</text:span><text:span text:style-name="T39"> a passos largos, e muitos houve que optaram pela solução mais cobarde, desatando </text:span><text:span text:style-name="T43">pois então </text:span><text:span text:style-name="T39">a fugir. Aos poucos iam desertando e abandonando o campo de batalha assim que se apercebiam que algo de anormal havia naquela batalha, da qual não tinha</text:span><text:span text:style-name="T43">m</text:span><text:span text:style-name="T39"> forma de se sagrar vencedores, </text:span><text:span text:style-name="T44">pois</text:span><text:span text:style-name="T39"> </text:span><text:span text:style-name="T44">e</text:span><text:span text:style-name="T43">ntre ataques de corujas e corvos </text:span><text:span text:style-name="T44">impiedosos </text:span><text:span text:style-name="T43">e espadas mágicas </text:span><text:span text:style-name="T44">difícil seria escapar com vida.</text:span></text:p>
      <text:p text:style-name="P16"/>
      <text:p text:style-name="P6"><text:span text:style-name="T39">E foi</text:span><text:span text:style-name="T40"> </text:span><text:span text:style-name="T39">assim </text:span><text:span text:style-name="T40">(</text:span><text:span text:style-name="T44">ou </text:span><text:span text:style-name="T40">quase </text:span><text:span text:style-name="T44">assim </text:span><text:span text:style-name="T40">) </text:span><text:span text:style-name="T44">que </text:span><text:span text:style-name="T39">com a ajuda dos nossos amigos, da espada sagrada do nosso rei, da bruxa Mafarrica, do capitão Simão e do corajoso povo da</text:span><text:span text:style-name="T44">s</text:span><text:span text:style-name="T39"> aldeia</text:span><text:span text:style-name="T44">s do vale do Ave</text:span><text:span text:style-name="T39"> </text:span><text:span text:style-name="T40">que </text:span><text:span text:style-name="T41">uma vez mais se logrou levar de vencida </text:span><text:span text:style-name="T39">os inimigos do reino </text:span><text:span text:style-name="T41">de Portugal</text:span><text:span text:style-name="T39">. </text:span><text:span text:style-name="T44">Quanto ao destino que depois a espada teve, muito pouca gente dele sabe </text:span><text:span text:style-name="T45">ou quer contar</text:span><text:span text:style-name="T44">, mas ao que consta por aí o capitão tê-la-á guardado até morrer em local secreto, sendo certo que caso o nosso povo </text:span><text:span text:style-name="T45">dela</text:span><text:span text:style-name="T44"> </text:span><text:span text:style-name="T45">venha a </text:span><text:span text:style-name="T44">precisar um novo dono e herói </text:span><text:span text:style-name="T45">a mesma</text:span><text:span text:style-name="T44"> irá com certeza achar para </text:span><text:span text:style-name="T45">que </text:span><text:span text:style-name="T44">com toda </text:span><text:span text:style-name="T45">a </text:span><text:span text:style-name="T44">glória </text:span><text:span text:style-name="T45">ele </text:span><text:span text:style-name="T44">a </text:span><text:span text:style-name="T45">possa </text:span><text:span text:style-name="T44">voltar a empunha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09T21:51:17</meta:creation-date>
    <dc:date>2013-03-10T19:57:22</dc:date>
    <meta:editing-duration>PT19H29M38S</meta:editing-duration>
    <meta:editing-cycles>182</meta:editing-cycles>
    <meta:generator>LibreOffice/3.6$MacOSX_x86 LibreOffice_project/da8c1e6-fd468f4-454e206-f42a4a9-143cfd</meta:generator>
    <meta:document-statistic meta:table-count="0" meta:image-count="0" meta:object-count="0" meta:page-count="16" meta:paragraph-count="57" meta:word-count="6041" meta:character-count="34801" meta:non-whitespace-character-count="28769"/>
    <meta:user-defined meta:name="Info 1"/>
    <meta:user-defined meta:name="Info 2"/>
    <meta:user-defined meta:name="Info 3"/>
    <meta:user-defined meta:name="Info 4"/>
  </office:meta>
</office:document-meta>
</file>